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last page of the Scrapbook</text:p>
      <text:p text:style-name="P1"/>
      <text:p text:style-name="P4">To Be Accompanied by the picture of her grave, covered with Long Man Tails, the gas mask and flowers, dried even then. </text:p>
      <text:p text:style-name="P1"/>
      <text:p text:style-name="P1"/>
      <text:p text:style-name="P1"/>
      <text:p text:style-name="P2"/>
      <text:p text:style-name="P2"/>
      <text:p text:style-name="P2">DEATH OF A FRIEND</text:p>
      <text:p text:style-name="P2"/>
      <text:p text:style-name="P2"/>
      <text:p text:style-name="P2">BORN THE YEAR THAT SHE WAS BORN, DIED THE YEAR THAT SHE DIED</text:p>
      <text:p text:style-name="P2"/>
      <text:p text:style-name="P2"/>
      <text:p text:style-name="P2">MOVE, MY LOVE, BENEATH </text:p>
      <text:p text:style-name="P2">WITH THE ORBIT OF BONES, OF BUGS</text:p>
      <text:p text:style-name="P2">STILL YOUR VENGEFUL FEET</text:p>
      <text:p text:style-name="P2">FROM KICKING THROUGH TO MY BREATHING LUNGS</text:p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Sherman</meta:initial-creator>
    <meta:creation-date>2010-07-12T20:13:40</meta:creation-date>
    <dc:date>2010-09-02T20:42:55.71</dc:date>
    <dc:creator>Rob Sherman</dc:creator>
    <meta:editing-duration>PT02H29M24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8" meta:word-count="68" meta:character-count="351"/>
  </office:meta>
</office:document-meta>
</file>